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460b42" officeooo:paragraph-rsid="00460b42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line-break/><text:span text:style-name="Strong_20_Emphasis"><text:span text:style-name="T1">Pregunta 1:</text:span></text:span> ¿Qué es el Protocolo de Tiempo de Red (NTP) en el contexto de la hora del sistema?</text:p>
      <text:p text:style-name="P4"><text:span text:style-name="Strong_20_Emphasis"><text:span text:style-name="T1">Respuesta 1:</text:span></text:span> El Protocolo de Tiempo de Red (NTP) es un protocolo de red utilizado para sincronizar la hora de un sistema con la hora de un servidor de tiempo preciso.</text:p>
      <text:p text:style-name="Horizontal_20_Line"/>
      <text:p text:style-name="P4"><text:span text:style-name="Strong_20_Emphasis"><text:span text:style-name="T1">Pregunta 2:</text:span></text:span> ¿Cuál es el propósito de mantener la hora precisa en un sistema?</text:p>
      <text:p text:style-name="P4"><text:span text:style-name="Strong_20_Emphasis"><text:span text:style-name="T1">Respuesta 2:</text:span></text:span> Mantener la hora precisa en un sistema es importante para asegurarse de que los registros de tiempo y las operaciones sincronizadas se ejecuten correctamente.</text:p>
      <text:p text:style-name="Horizontal_20_Line"/>
      <text:p text:style-name="P4"><text:span text:style-name="Strong_20_Emphasis"><text:span text:style-name="T1">Pregunta 3:</text:span></text:span> ¿Cuál es el comando para mostrar la hora actual en un sistema Linux?</text:p>
      <text:p text:style-name="P4"><text:span text:style-name="Strong_20_Emphasis"><text:span text:style-name="T1">Respuesta 3:</text:span></text:span> El comando para mostrar la hora actual en un sistema Linux es <text:span text:style-name="Source_20_Text"><text:span text:style-name="T1">date</text:span></text:span>.</text:p>
      <text:p text:style-name="Horizontal_20_Line"/>
      <text:p text:style-name="P4"><text:span text:style-name="Strong_20_Emphasis"><text:span text:style-name="T1">Pregunta 4:</text:span></text:span> ¿Qué es un "servidor de tiempo" en el contexto de la hora del sistema?</text:p>
      <text:p text:style-name="P4"><text:span text:style-name="Strong_20_Emphasis"><text:span text:style-name="T1">Respuesta 4:</text:span></text:span> Un servidor de tiempo es un servidor que proporciona una referencia de tiempo precisa a otros sistemas a través del Protocolo de Tiempo de Red (NTP).</text:p>
      <text:p text:style-name="Horizontal_20_Line"/>
      <text:p text:style-name="P4"><text:span text:style-name="Strong_20_Emphasis"><text:span text:style-name="T1">Pregunta 5:</text:span></text:span> ¿Cuál es el archivo principal de configuración del cliente NTP en Linux?</text:p>
      <text:p text:style-name="P4"><text:span text:style-name="Strong_20_Emphasis"><text:span text:style-name="T1">Respuesta 5:</text:span></text:span> El archivo principal de configuración del cliente NTP en Linux es <text:span text:style-name="Source_20_Text"><text:span text:style-name="T1">/etc/ntp.conf</text:span></text:span> o <text:span text:style-name="Source_20_Text"><text:span text:style-name="T1">/etc/chrony/chrony.conf</text:span></text:span>, dependiendo de la implementación de NTP utilizada.</text:p>
      <text:p text:style-name="Horizontal_20_Line"/>
      <text:p text:style-name="P4"><text:span text:style-name="Strong_20_Emphasis"><text:span text:style-name="T1">Pregunta 6:</text:span></text:span> ¿Cuál es el propósito del comando <text:span text:style-name="Source_20_Text"><text:span text:style-name="T1">ntpq</text:span></text:span> en Linux?</text:p>
      <text:p text:style-name="P4"><text:span text:style-name="Strong_20_Emphasis"><text:span text:style-name="T1">Respuesta 6:</text:span></text:span> El comando <text:span text:style-name="Source_20_Text"><text:span text:style-name="T1">ntpq</text:span></text:span> se utiliza para interactuar con un servidor NTP y verificar el estado de la sincronización de tiempo.</text:p>
      <text:p text:style-name="Horizontal_20_Line"/>
      <text:p text:style-name="P4"><text:span text:style-name="Strong_20_Emphasis"><text:span text:style-name="T1">Pregunta 7:</text:span></text:span> ¿Cuál es el comando para configurar la hora del sistema manualmente en Linux?</text:p>
      <text:p text:style-name="P4"><text:span text:style-name="Strong_20_Emphasis"><text:span text:style-name="T1">Respuesta 7:</text:span></text:span> El comando para configurar la hora del sistema manualmente en Linux es <text:span text:style-name="Source_20_Text"><text:span text:style-name="T1">date -s</text:span></text:span>.</text:p>
      <text:p text:style-name="Horizontal_20_Line"/>
      <text:p text:style-name="P4"><text:soft-page-break/><text:span text:style-name="Strong_20_Emphasis"><text:span text:style-name="T1">Pregunta 8:</text:span></text:span> ¿Cuál es el propósito del comando <text:span text:style-name="Source_20_Text"><text:span text:style-name="T1">hwclock</text:span></text:span> en Linux?</text:p>
      <text:p text:style-name="P4"><text:span text:style-name="Strong_20_Emphasis"><text:span text:style-name="T1">Respuesta 8:</text:span></text:span> El comando <text:span text:style-name="Source_20_Text"><text:span text:style-name="T1">hwclock</text:span></text:span> se utiliza para mostrar y configurar el reloj de hardware del sistema, que puede utilizarse para mantener la hora entre reinicios.</text:p>
      <text:p text:style-name="Horizontal_20_Line"/>
      <text:p text:style-name="P4"><text:span text:style-name="Strong_20_Emphasis"><text:span text:style-name="T1">Pregunta 9:</text:span></text:span> ¿Cuál es el comando para sincronizar la hora del sistema con un servidor NTP en Linux?</text:p>
      <text:p text:style-name="P4"><text:span text:style-name="Strong_20_Emphasis"><text:span text:style-name="T1">Respuesta 9:</text:span></text:span> El comando para sincronizar la hora del sistema con un servidor NTP en Linux es específico de la implementación, como <text:span text:style-name="Source_20_Text"><text:span text:style-name="T1">ntpd</text:span></text:span> o <text:span text:style-name="Source_20_Text"><text:span text:style-name="T1">chronyd</text:span></text:span>.</text:p>
      <text:p text:style-name="Horizontal_20_Line"/>
      <text:p text:style-name="P4"><text:span text:style-name="Strong_20_Emphasis"><text:span text:style-name="T1">Pregunta 10:</text:span></text:span> ¿Qué es un "estrato" en el contexto de la sincronización de tiempo NTP?</text:p>
      <text:p text:style-name="P4"><text:span text:style-name="Strong_20_Emphasis"><text:span text:style-name="T1">Respuesta 10:</text:span></text:span> Un estrato es una capa en una jerarquía de servidores de tiempo NTP, donde un estrato más bajo se sincroniza con un estrato más alto.</text:p>
      <text:p text:style-name="Horizontal_20_Line"/>
      <text:p text:style-name="P4"><text:span text:style-name="Strong_20_Emphasis"><text:span text:style-name="T1">Pregunta 11:</text:span></text:span> ¿Cuál es el comando para mostrar la lista de servidores NTP a los que está sincronizado un sistema en Linux?</text:p>
      <text:p text:style-name="P4"><text:span text:style-name="Strong_20_Emphasis"><text:span text:style-name="T1">Respuesta 11:</text:span></text:span> El comando para mostrar la lista de servidores NTP a los que está sincronizado un sistema en Linux es <text:span text:style-name="Source_20_Text"><text:span text:style-name="T1">ntpq -p</text:span></text:span> o <text:span text:style-name="Source_20_Text"><text:span text:style-name="T1">chronyc tracking</text:span></text:span>, dependiendo de la implementación.</text:p>
      <text:p text:style-name="Horizontal_20_Line"/>
      <text:p text:style-name="P4"><text:span text:style-name="Strong_20_Emphasis"><text:span text:style-name="T1">Pregunta 12:</text:span></text:span> ¿Cuál es el propósito de la opción "-g" en el comando <text:span text:style-name="Source_20_Text"><text:span text:style-name="T1">ntpd</text:span></text:span>?</text:p>
      <text:p text:style-name="P4"><text:span text:style-name="Strong_20_Emphasis"><text:span text:style-name="T1">Respuesta 12:</text:span></text:span> La opción "-g" en el comando <text:span text:style-name="Source_20_Text"><text:span text:style-name="T1">ntpd</text:span></text:span> permite sincronizar la hora incluso si la desviación inicial es grande.</text:p>
      <text:p text:style-name="Horizontal_20_Line"/>
      <text:p text:style-name="P4"><text:span text:style-name="Strong_20_Emphasis"><text:span text:style-name="T1">Pregunta 13:</text:span></text:span> ¿Qué es la "deriva" en el contexto de la sincronización de tiempo NTP?</text:p>
      <text:p text:style-name="P4"><text:span text:style-name="Strong_20_Emphasis"><text:span text:style-name="T1">Respuesta 13:</text:span></text:span> La deriva se refiere a la velocidad a la que el reloj de un sistema se desvía de la hora correcta y se utiliza para ajustar la sincronización de tiempo.</text:p>
      <text:p text:style-name="Horizontal_20_Line"/>
      <text:p text:style-name="P4"><text:span text:style-name="Strong_20_Emphasis"><text:span text:style-name="T1">Pregunta 14:</text:span></text:span> ¿Cuál es el archivo donde se almacena la deriva del reloj en un sistema Linux?</text:p>
      <text:p text:style-name="P4"><text:soft-page-break/><text:span text:style-name="Strong_20_Emphasis"><text:span text:style-name="T1">Respuesta 14:</text:span></text:span> La deriva del reloj se almacena en el archivo <text:span text:style-name="Source_20_Text"><text:span text:style-name="T1">/var/lib/ntp/ntp.drift</text:span></text:span> en sistemas que utilizan <text:span text:style-name="Source_20_Text"><text:span text:style-name="T1">ntpd</text:span></text:span>.</text:p>
      <text:p text:style-name="Horizontal_20_Line"/>
      <text:p text:style-name="P4"><text:span text:style-name="Strong_20_Emphasis"><text:span text:style-name="T1">Pregunta 15:</text:span></text:span> ¿Cuál es el propósito del daemon <text:span text:style-name="Source_20_Text"><text:span text:style-name="T1">chronyd</text:span></text:span> en Linux?</text:p>
      <text:p text:style-name="P4"><text:span text:style-name="Strong_20_Emphasis"><text:span text:style-name="T1">Respuesta 15:</text:span></text:span> El daemon <text:span text:style-name="Source_20_Text"><text:span text:style-name="T1">chronyd</text:span></text:span> es una implementación de NTP que se utiliza para sincronizar la hora del sistema y mantenerla precisa.</text:p>
      <text:p text:style-name="Horizontal_20_Line"/>
      <text:p text:style-name="P4"><text:span text:style-name="Strong_20_Emphasis"><text:span text:style-name="T1">Pregunta 16:</text:span></text:span> ¿Cuál es el archivo de registro principal de <text:span text:style-name="Source_20_Text"><text:span text:style-name="T1">ntpd</text:span></text:span> en Linux?</text:p>
      <text:p text:style-name="P4"><text:span text:style-name="Strong_20_Emphasis"><text:span text:style-name="T1">Respuesta 16:</text:span></text:span> El archivo de registro principal de <text:span text:style-name="Source_20_Text"><text:span text:style-name="T1">ntpd</text:span></text:span> en Linux es <text:span text:style-name="Source_20_Text"><text:span text:style-name="T1">/var/log/ntp.log</text:span></text:span>.</text:p>
      <text:p text:style-name="Horizontal_20_Line"/>
      <text:p text:style-name="P4"><text:span text:style-name="Strong_20_Emphasis"><text:span text:style-name="T1">Pregunta 17:</text:span></text:span> ¿Cuál es el comando para mostrar el estado de la sincronización de tiempo con <text:span text:style-name="Source_20_Text"><text:span text:style-name="T1">chronyd</text:span></text:span> en Linux?</text:p>
      <text:p text:style-name="P4"><text:span text:style-name="Strong_20_Emphasis"><text:span text:style-name="T1">Respuesta 17:</text:span></text:span> El comando para mostrar el estado de la sincronización de tiempo con <text:span text:style-name="Source_20_Text"><text:span text:style-name="T1">chronyd</text:span></text:span> en Linux es <text:span text:style-name="Source_20_Text"><text:span text:style-name="T1">chronyc tracking</text:span></text:span>.</text:p>
      <text:p text:style-name="Horizontal_20_Line"/>
      <text:p text:style-name="P4"><text:span text:style-name="Strong_20_Emphasis"><text:span text:style-name="T1">Pregunta 18:</text:span></text:span> ¿Qué es un "reloj de referencia" en el contexto de la sincronización de tiempo NTP?</text:p>
      <text:p text:style-name="P4"><text:span text:style-name="Strong_20_Emphasis"><text:span text:style-name="T1">Respuesta 18:</text:span></text:span> Un reloj de referencia es un servidor NTP que se considera una fuente de tiempo precisa y se utiliza como referencia para sincronizar otros sistemas.</text:p>
      <text:p text:style-name="Horizontal_20_Line"/>
      <text:p text:style-name="P4"><text:span text:style-name="Strong_20_Emphasis"><text:span text:style-name="T1">Pregunta 19:</text:span></text:span> ¿Cuál es el archivo de configuración de <text:span text:style-name="Source_20_Text"><text:span text:style-name="T1">chronyd</text:span></text:span> en Linux?</text:p>
      <text:p text:style-name="P4"><text:span text:style-name="Strong_20_Emphasis"><text:span text:style-name="T1">Respuesta 19:</text:span></text:span> El archivo de configuración de <text:span text:style-name="Source_20_Text"><text:span text:style-name="T1">chronyd</text:span></text:span> en Linux es <text:span text:style-name="Source_20_Text"><text:span text:style-name="T1">/etc/chrony/chrony.conf</text:span></text:span>.</text:p>
      <text:p text:style-name="Horizontal_20_Line"/>
      <text:p text:style-name="P4"><text:span text:style-name="Strong_20_Emphasis"><text:span text:style-name="T1">Pregunta 20:</text:span></text:span> ¿Cuál es el comando para ajustar manualmente la hora del sistema en Linux utilizando <text:span text:style-name="Source_20_Text"><text:span text:style-name="T1">chronyd</text:span></text:span>?</text:p>
      <text:p text:style-name="P4"><text:span text:style-name="Strong_20_Emphasis"><text:span text:style-name="T1">Respuesta 20:</text:span></text:span> El comando para ajustar manualmente la hora del sistema en Linux utilizando <text:span text:style-name="Source_20_Text"><text:span text:style-name="T1">chronyd</text:span></text:span> es <text:span text:style-name="Source_20_Text"><text:span text:style-name="T1">chronyc settime</text:span></text:span>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460b42" officeooo:paragraph-rsid="00460b42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Servicios esenciales del sistema</text:p>
        <text:p text:style-name="MP2">Mantener la hora del sistema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55:40.686207408</dc:date>
    <meta:editing-duration>PT2H50M37S</meta:editing-duration>
    <meta:editing-cycles>53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765" meta:character-count="4462" meta:non-whitespace-character-count="3739"/>
  </office:meta>
</office:document-meta>
</file>